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.6000003814697pt" fo:font-weight="bold" style:font-size-asian="14.6000003814697pt" style:font-weight-asian="bold" style:font-size-complex="14.6000003814697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2"><text:soft-page-break/>Wed Dec 6, 2017<text:span text:style-name="T1"> no running</text:span></text:p>
      <text:p text:style-name="P12">We drove 400 miles to California, MD</text:p>
      <text:p text:style-name="P12"/>
      <text:p text:style-name="P12">Thur Dec 7, 2017 <text:span text:style-name="T1">3 miles</text:span></text:p>
      <text:p text:style-name="P12">I ran 3 miles on hilly roads in California MD, <text:s/>My average pace was 9:51. <text:s/>My calf is feeling a lot better.</text:p>
      <text:p text:style-name="P12"/>
      <text:p text:style-name="P12">Fri Dec 8, 2017 <text:span text:style-name="T1">5 miles</text:span></text:p>
      <text:p text:style-name="P12">I road a wide wheeled bike with no gears 10 miles on slightly hilly roads in 50:35. <text:s/>It felt equivalent to at least 5 miles of running at a good pace.</text:p>
      <text:p text:style-name="P13">25.5 miles in the last week</text:p>
      <text:p text:style-name="P12"><text:s text:c="2"/></text:p>
      <text:p text:style-name="P12">Sat Dec 9, 2017 <text:span text:style-name="T1">no running</text:span> </text:p>
      <text:p text:style-name="P12"/>
      <text:p text:style-name="P12">Sun Dec 10, 2017 <text:span text:style-name="T1">5.6 miles</text:span> <text:s text:c="2"/></text:p>
      <text:p text:style-name="P12">I ran on slightly hilly roads. It was 40 degrees and I wore sweats. I warmed up with a mile in 9:30 and rested 5 minutes.</text:p>
      <text:p text:style-name="P12">I ran 4 miles in 34:36 or 8:39/mile. Splits: 8:47, 8:46, 8:44, 8:19 </text:p>
      <text:p text:style-name="P12">warm down: 0.6 mile jog</text:p>
      <text:p text:style-name="P12"/>
      <text:p text:style-name="P12">Mon Dec 11, 2017 <text:span text:style-name="T1">4.5 miles</text:span> </text:p>
      <text:p text:style-name="P12">I road a wide wheeled bike with no gears 9 miles on slightly hilly roads in 38:54. <text:s/>It felt equivalent to at least 4.5 miles of running at a fast pace.</text:p>
      <text:p text:style-name="P12"/>
      <text:p text:style-name="P12">Tues Dec 12, 2017 <text:span text:style-name="T1">9.4 miles</text:span> <text:s/></text:p>
      <text:p text:style-name="P12">In the morning I ran and walked 1.2 miles averaging 11:48/mile.</text:p>
      <text:p text:style-name="P12">In the afternoon I ran and walked 8.2 miles averaging 11:36/mile. <text:s/>On average I walked 0.2 miles during each mile.</text:p>
      <text:p text:style-name="P12"/>
      <text:p text:style-name="P12">Wed Dec 13, 2017 <text:span text:style-name="T1">no running</text:span> <text:s/></text:p>
      <text:p text:style-name="P12"/>
      <text:p text:style-name="P12">Thur Dec 14, 2017 <text:span text:style-name="T1">4 miles</text:span> <text:s/></text:p>
      <text:p text:style-name="P12">I ran on slightly hilly roads. It was 42 degrees and windy. <text:s/>I wore sweats. </text:p>
      <text:p text:style-name="P12">1 mile mainly downhill with the wind in 8:30. </text:p>
      <text:p text:style-name="P12">1 mile in about 11 minutes and rested 2 minutes. </text:p>
      <text:p text:style-name="P12">1 mile mainly uphill against the wind in 8:15. <text:s/>It was a tough run.</text:p>
      <text:p text:style-name="P12">1 mile in about 11 minutes.</text:p>
      <text:p text:style-name="P12"/>
      <text:p text:style-name="P12">Fri Dec 15, 2014 <text:span text:style-name="T1">no running</text:span></text:p>
      <text:p text:style-name="P1"><text:span text:style-name="T8"/></text:p>
      <text:p text:style-name="P1"><text:span text:style-name="T8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7T13:45:39.33</dc:date>
    <dc:creator>James Lombardi</dc:creator>
    <meta:editing-duration>PT13H30M13S</meta:editing-duration>
    <meta:editing-cycles>86</meta:editing-cycles>
    <meta:generator>OpenOffice/4.1.2$Win32 OpenOffice.org_project/412m3$Build-9782</meta:generator>
    <meta:document-statistic meta:table-count="0" meta:image-count="0" meta:object-count="0" meta:page-count="10" meta:paragraph-count="176" meta:word-count="3144" meta:character-count="15202"/>
  </office:meta>
</office:document-meta>
</file>